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nual de uso</text:h>
      <text:p text:style-name="Standard"/>
      <text:h text:style-name="Heading_20_2" text:outline-level="2">Instalación</text:h>
      <text:p text:style-name="Standard"/>
      <text:list xml:id="list94222349" text:style-name="L1">
        <text:list-item>
          <text:p text:style-name="P1">Localize el archivo .zip que contenga el programa y descomprímalo</text:p>
        </text:list-item>
        <text:list-item>
          <text:p text:style-name="P1">Abra una terminal. Posiciónese en la carpeta donde descomprimió el archivo .zip. (Tip: para moverse entre carpetas, utilize el comando “cd rutadeldirectorio”)</text:p>
        </text:list-item>
        <text:list-item>
          <text:p text:style-name="P1">Ejecute desde la consola el comando que corresponda:</text:p>
          <text:list>
            <text:list-item>
              <text:p text:style-name="P1">make install: esta opción generará los tres programas, cliente, agente y servidor</text:p>
            </text:list-item>
            <text:list-item>
              <text:p text:style-name="P1">make servidor: esta opción generará la aplicación servidora</text:p>
            </text:list-item>
            <text:list-item>
              <text:p text:style-name="P1">make cliente: esta opción generará la aplicación cliente</text:p>
            </text:list-item>
            <text:list-item>
              <text:p text:style-name="P1">make agente: esta opción generará la aplicación agente</text:p>
            </text:list-item>
          </text:list>
        </text:list-item>
      </text:list>
      <text:p text:style-name="Standard"/>
      <text:p text:style-name="Standard">Se generará una carpeta por módulo pedido: apCliente, apServidor y apAgente según corresponda. Dentro de la misma se encontrará el ejecutable y los archivos de configuración necesarios para su ejecución. Es importante que antes de la primer ejecución de las apicaciones, lea la sección de “Configuración”. No se garantiza el correcto uso de la aplicación sin previa configuración.</text:p>
      <text:p text:style-name="Standard"/>
      <text:h text:style-name="Heading_20_2" text:outline-level="2">Configuración</text:h>
      <text:h text:style-name="Heading_20_9" text:outline-level="9">Configuración de red</text:h>
      <text:h text:style-name="Heading_20_10" text:outline-level="10"><text:s/>Servidor</text:h>
      <text:p text:style-name="Text_20_body">La aplicación servidora cuenta con un archivo “servidor.conf”. Este archivo contiene la información sobre los puertos que se utilizarán en el servidor. Dichos puertos se setan a través de las variables “puerto_cliente” y “puerto_agente”. Ejemplo:</text:p>
      <text:p text:style-name="P2">puerto_cliente=5000</text:p>
      <text:p text:style-name="P2">puerto_agente=6000</text:p>
      <text:p text:style-name="P3">Notar que la estructura es nombredevariable=valor sin espacios. La configuración previamente mostrada es la elegida arbitrariamente como por defecto. Los puertos especificados tienen que ser puertos válidos (por ejemplo, sin permisos de root en Linux, del 1024 para arriba). Es muy importante la correcta asignación de puertos, dado que si se llega a asignar puertos inválidos u ocupados, fallará la conectividad al servidor.</text:p>
      <text:h text:style-name="Heading_20_10" text:outline-level="10">Cliente</text:h>
      <text:p text:style-name="Text_20_body">La aplicación cliente cuenta con el archivo “servRemoto.conf”. Dicho archivo tiene las especificaciones tanto del puerto como de la dirección de IP del servidor. Sin dicha información, no se asegura el correcto funcionamiento de la aplicación. Si la información provista no coincide con la configuración del servidor, fallará la conectividad. Un ejemplo de uso correcto del archivo:</text:p>
      <text:p text:style-name="P2">puerto_servidor=5000</text:p>
      <text:p text:style-name="P2">direccion_servidor=localhost</text:p>
      <text:p text:style-name="P3">Las variable “puerto_servidor” es la variable que indica el puerto por el que intentará conectarse con el servidor. La variable “direccion_servidor” es la que indica la dirección IP del servidor. Los valores por defecto describen al servidor como “localhost:5000”, indicando que el servidor se <text:soft-page-break/>encuentra en la máquina local y que se conecta por el puerto 5000. Si se tiene al servidor hosteado en otra máquina, se tendrá que poner la IP (y puerto) correspond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_20_10" style:next-style-name="Text_20_body" style:default-outline-level="9">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cho </meta:initial-creator>
    <meta:creation-date>2012-06-12T12:47:54</meta:creation-date>
    <dc:date>2012-06-12T13:34:33</dc:date>
    <dc:creator>Nacho </dc:creator>
    <meta:editing-duration>PT36S</meta:editing-duration>
    <meta:editing-cycles>1</meta:editing-cycles>
    <meta:document-statistic meta:table-count="0" meta:image-count="0" meta:object-count="0" meta:page-count="2" meta:paragraph-count="22" meta:word-count="387" meta:character-count="2063" meta:non-whitespace-character-count="2247"/>
    <meta:generator>LibreOffice/3.5$Linux_x86 LibreOffice_project/350m1$Build-2</meta:generator>
  </office:meta>
</office:document-meta>
</file>